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b055b" officeooo:paragraph-rsid="000b055b"/>
    </style:style>
    <style:style style:name="P2" style:family="paragraph" style:parent-style-name="Standard">
      <style:text-properties officeooo:rsid="000b055b" officeooo:paragraph-rsid="000b497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MAGE: The ultimate gap close pipeline</text:p>
      <text:p text:style-name="P1">Author: jit@sanger.ac.uk</text:p>
      <text:p text:style-name="P1"></text:p>
      <text:p text:style-name="P1">Usage (velvet assembly, with the output contigs.fa ):</text:p>
      <text:p text:style-name="P1"><text:s/><text:tab/>/absolute_path_of_image/image.pl -scaffolds contigs.fa -prefix 76bp -iteration 1 -all_iteration 10 -dir_prefix ite</text:p>
      <text:p text:style-name="P1"></text:p>
      <text:p text:style-name="P1">Usage (scaffolded assembly):</text:p>
      <text:p text:style-name="P1"><text:s/><text:tab/>/absolute_path_of_image/image.pl -scaffolds scaffolds.fa -prefix 76bp -iteration 1 -all_iteration 10 -dir_prefix ite</text:p>
      <text:p text:style-name="P1"></text:p>
      <text:p text:style-name="P1">Usage (preformatted): </text:p>
      <text:p text:style-name="P1"><text:tab/>You only need: scaffolds.fa</text:p>
      <text:p text:style-name="P1"><text:tab/>For customised scaffolds info need two files: a contigs.fa.original and read.placed.original (Please see manual)</text:p>
      <text:p text:style-name="P1"><text:tab/>To run provided example:</text:p>
      <text:p text:style-name="P1"><text:tab/><text:tab/>/absolute_path_of_image/image.pl -prefix 76bp -iteration 1 -all_iteration 10 -dir_prefix ite</text:p>
      <text:p text:style-name="P1"></text:p>
      <text:p text:style-name="P1"></text:p>
      <text:p text:style-name="P2">Compulsory parameters:<text:tab/></text:p>
      <text:p text:style-name="P2"><text:tab/><text:tab/> <text:s text:c="7"/>-454 (for newbler assembly)</text:p>
      <text:p text:style-name="P1"><text:s text:c="32"/>-velvet (for velvet assembly)</text:p>
      <text:p text:style-name="P1"><text:s text:c="32"/>-prefix 2540_5 <text:s text:c="2"/><text:tab/>(Illumina prefix lane)</text:p>
      <text:p text:style-name="P1"><text:tab/><text:tab/><text:tab/><text:tab/>-iteration 1 <text:s text:c="4"/><text:tab/>(current iteration)</text:p>
      <text:p text:style-name="P1"><text:tab/><text:tab/><text:tab/><text:tab/>-all_iteration 5 <text:tab/>(number of iterations to be run after 1 iteration)</text:p>
      <text:p text:style-name="P1"><text:s text:c="16"/><text:tab/><text:tab/>-dir_prefix ite <text:s/><text:tab/>(prefix for the iterations)</text:p>
      <text:p text:style-name="P1"></text:p>
      <text:p text:style-name="P1"></text:p>
      <text:p text:style-name="P1">optional parameters: <text:tab/><text:tab/>-kmer 31<text:tab/> <text:tab/>(kmer option in velvet)</text:p>
      <text:p text:style-name="P1"><text:tab/><text:tab/><text:tab/><text:tab/>-toignore 10 <text:s text:c="4"/><text:tab/>(exclude extension of less than n bases)</text:p>
      <text:p text:style-name="P1"><text:tab/><text:tab/><text:tab/><text:tab/>-overhang 50 <text:tab/> <text:tab/>(to not extend if overhang has &gt; 50bp) </text:p>
      <text:p text:style-name="P1"><text:tab/><text:tab/><text:tab/><text:tab/>-vel_ins_len 500 <text:tab/>(insert length specified in velvet)</text:p>
      <text:p text:style-name="P1"><text:s text:c="32"/>-smalt_minScore 0 <text:s text:c="6"/>(used for -m option in smalt)</text:p>
      <text:p text:style-name="P1">anne@linus:~/Dokumente/Hiwi-Backofen/Downloads/IMAGE/IMAGE_version2.4.1_64bit/IMAGE_version2.4$ </text:p>
      <text:p text:style-name="P1">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9T17:11:46.415687019</meta:creation-date>
    <dc:date>2015-07-19T17:15:41.724045449</dc:date>
    <meta:editing-duration>PT3M31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32" meta:word-count="153" meta:character-count="1475" meta:non-whitespace-character-count="1128"/>
  </office:meta>
</office:document-meta>
</file>